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ext-properties fo:color="#808080"/>
    </style:style>
    <style:style style:name="ce2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9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middle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50875cm"/>
    </style:style>
    <style:style style:name="co10" style:family="table-column">
      <style:table-column-properties fo:break-before="auto" style:column-width="6.69395833333333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5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A&quot;" style:apply-style-name="cf29"/>
    </style:style>
    <style:style style:name="ce36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/>
    </style:style>
    <style:style style:name="ce37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  <style:map style:condition="cell-content()=&quot;A&quot;" style:apply-style-name="cf29"/>
    </style:style>
    <style:style style:name="ce38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/>
    </style:style>
    <style:style style:name="ce39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46"/>
      <style:map style:condition="cell-content()=&quot;A&quot;" style:apply-style-name="cf29"/>
      <style:map style:condition="cell-content()=&quot;I&quot;" style:apply-style-name="cf29"/>
      <style:map style:condition="cell-content()=&quot;M&quot;" style:apply-style-name="cf29"/>
      <style:map style:condition="cell-content()=&quot;B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46"/>
      <style:map style:condition="cell-content()=&quot;I&quot;" style:apply-style-name="cf29"/>
      <style:map style:condition="cell-content()=&quot;M&quot;" style:apply-style-name="cf29"/>
      <style:map style:condition="cell-content()=&quot;B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47"/>
      <style:map style:condition="cell-content()=0" style:apply-style-name="cf34"/>
      <style:map style:condition="cell-content()=1" style:apply-style-name="cf35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0"/>
        <table:table-column table:style-name="co2" table:default-cell-style-name="ce1"/>
        <table:table-column table:style-name="co3" table:number-columns-repeated="14" table:default-cell-style-name="ce30"/>
        <table:table-column table:style-name="co4" table:default-cell-style-name="ce31"/>
        <table:table-column table:style-name="co5" table:default-cell-style-name="ce32"/>
        <table:table-column table:style-name="co4" table:default-cell-style-name="ce24"/>
        <table:table-column table:style-name="co6" table:default-cell-style-name="ce3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35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6">
            <text:p>A</text:p>
          </table:table-cell>
          <table:table-cell office:value-type="string" table:style-name="ce3">
            <text:p>Resuelto Off-Contest por alguie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7">
            <text:p>B/M/I</text:p>
          </table:table-cell>
          <table:table-cell office:value-type="string" table:style-name="ce3">
            <text:p>Resuelto Off-Contest por Brian/Maxi/Iva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8">
            <text:p>U</text:p>
          </table:table-cell>
          <table:table-cell office:value-type="string" table:style-name="ce3">
            <text:p>Upsolvear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9">
            <text:p>N</text:p>
          </table:table-cell>
          <table:table-cell office:value-type="string" table:style-name="ce3">
            <text:p>Next - Es "el que sigue" en AC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40">
            <text:p>___</text:p>
          </table:table-cell>
          <table:table-cell office:value-type="string" table:style-name="ce3">
            <text:p>No interesante aún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5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4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20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11:P1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:P11, &quot;NH&quot;)" table:style-name="ce24">
            <text:p>13</text:p>
          </table:table-cell>
          <table:table-cell office:value-type="float" office:value="1" table:formula="msoxl:=IF((COUNTIF($C11:$P11, &quot;A&quot;) +  COUNTIF($C11:$P11, &quot;B&quot;) + COUNTIF($C11:$P11, &quot;M&quot;) + COUNTIF($C11:$P11, &quot;I&quot;) + Q11 = S11), &quot;CLEARED&quot;, COUNTIF($C11:$P11, &quot;A&quot;) +  COUNTIF($C11:$P11, &quot;B&quot;) + COUNTIF($C11:$P11, &quot;M&quot;) + COUNTIF($C11:$P11, &quot;I&quot;))" table:style-name="ce43">
            <text:p>1</text:p>
          </table:table-cell>
          <table:table-cell office:value-type="string" table:style-name="ce25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20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12:P12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:P12, &quot;NH&quot;)" table:style-name="ce24">
            <text:p>12</text:p>
          </table:table-cell>
          <table:table-cell office:value-type="float" office:value="4" table:formula="msoxl:=IF((COUNTIF($C12:$P12, &quot;A&quot;) +  COUNTIF($C12:$P12, &quot;B&quot;) + COUNTIF($C12:$P12, &quot;M&quot;) + COUNTIF($C12:$P12, &quot;I&quot;) + Q12 = S12), &quot;CLEARED&quot;, COUNTIF($C12:$P12, &quot;A&quot;) +  COUNTIF($C12:$P12, &quot;B&quot;) + COUNTIF($C12:$P12, &quot;M&quot;) + COUNTIF($C12:$P12, &quot;I&quot;))" table:style-name="ce43">
            <text:p>4</text:p>
          </table:table-cell>
          <table:table-cell office:value-type="string" table:style-name="ce25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6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13:P1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3:P13, &quot;NH&quot;)" table:style-name="ce24">
            <text:p>13</text:p>
          </table:table-cell>
          <table:table-cell office:value-type="float" office:value="2" table:formula="msoxl:=IF((COUNTIF($C13:$P13, &quot;A&quot;) +  COUNTIF($C13:$P13, &quot;B&quot;) + COUNTIF($C13:$P13, &quot;M&quot;) + COUNTIF($C13:$P13, &quot;I&quot;) + Q13 = S13), &quot;CLEARED&quot;, COUNTIF($C13:$P13, &quot;A&quot;) +  COUNTIF($C13:$P13, &quot;B&quot;) + COUNTIF($C13:$P13, &quot;M&quot;) + COUNTIF($C13:$P13, &quot;I&quot;))" table:style-name="ce43">
            <text:p>2</text:p>
          </table:table-cell>
          <table:table-cell office:value-type="string" table:style-name="ce25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7">
            <text:p>E = Scientific Batallion</text:p>
          </table:table-cell>
          <table:table-cell office:value-type="string" table:style-name="ce27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4/2017</text:p>
          </table:table-cell>
          <table:table-cell office:value-type="string" table:style-name="ce3">
            <text:p>World Finals 2012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" table:formula="msoxl:= COUNTIF(C14:P14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4:P14, &quot;NH&quot;)" table:style-name="ce24">
            <text:p>12</text:p>
          </table:table-cell>
          <table:table-cell office:value-type="float" office:value="1" table:formula="msoxl:=IF((COUNTIF($C14:$P14, &quot;A&quot;) +  COUNTIF($C14:$P14, &quot;B&quot;) + COUNTIF($C14:$P14, &quot;M&quot;) + COUNTIF($C14:$P14, &quot;I&quot;) + Q14 = S14), &quot;CLEARED&quot;, COUNTIF($C14:$P14, &quot;A&quot;) +  COUNTIF($C14:$P14, &quot;B&quot;) + COUNTIF($C14:$P14, &quot;M&quot;) + COUNTIF($C14:$P14, &quot;I&quot;))" table:style-name="ce43">
            <text:p>1</text:p>
          </table:table-cell>
          <table:table-cell office:value-type="string" table:style-name="ce25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20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I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" table:formula="msoxl:= COUNTIF(C15:P15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15:P15, &quot;NH&quot;)" table:style-name="ce24">
            <text:p>10</text:p>
          </table:table-cell>
          <table:table-cell office:value-type="float" office:value="3" table:formula="msoxl:=IF((COUNTIF($C15:$P15, &quot;A&quot;) +  COUNTIF($C15:$P15, &quot;B&quot;) + COUNTIF($C15:$P15, &quot;M&quot;) + COUNTIF($C15:$P15, &quot;I&quot;) + Q15 = S15), &quot;CLEARED&quot;, COUNTIF($C15:$P15, &quot;A&quot;) +  COUNTIF($C15:$P15, &quot;B&quot;) + COUNTIF($C15:$P15, &quot;M&quot;) + COUNTIF($C15:$P15, &quot;I&quot;))" table:style-name="ce43">
            <text:p>3</text:p>
          </table:table-cell>
          <table:table-cell office:value-type="string" table:style-name="ce25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7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20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16:P16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6:P16, &quot;NH&quot;)" table:style-name="ce24">
            <text:p>12</text:p>
          </table:table-cell>
          <table:table-cell office:value-type="float" office:value="0" table:formula="msoxl:=IF((COUNTIF($C16:$P16, &quot;A&quot;) +  COUNTIF($C16:$P16, &quot;B&quot;) + COUNTIF($C16:$P16, &quot;M&quot;) + COUNTIF($C16:$P16, &quot;I&quot;) + Q16 = S16), &quot;CLEARED&quot;, COUNTIF($C16:$P16, &quot;A&quot;) +  COUNTIF($C16:$P16, &quot;B&quot;) + COUNTIF($C16:$P16, &quot;M&quot;) + COUNTIF($C16:$P16, &quot;I&quot;))" table:style-name="ce43">
            <text:p>0</text:p>
          </table:table-cell>
          <table:table-cell office:value-type="string" table:style-name="ce25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7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5/05/2017</text:p>
          </table:table-cell>
          <table:table-cell office:value-type="string" table:style-name="ce3">
            <text:p>World Finals 2014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" table:formula="msoxl:= COUNTIF(C17:P17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7:P17, &quot;NH&quot;)" table:style-name="ce24">
            <text:p>12</text:p>
          </table:table-cell>
          <table:table-cell office:value-type="float" office:value="2" table:formula="msoxl:=IF((COUNTIF($C17:$P17, &quot;A&quot;) +  COUNTIF($C17:$P17, &quot;B&quot;) + COUNTIF($C17:$P17, &quot;M&quot;) + COUNTIF($C17:$P17, &quot;I&quot;) + Q17 = S17), &quot;CLEARED&quot;, COUNTIF($C17:$P17, &quot;A&quot;) +  COUNTIF($C17:$P17, &quot;B&quot;) + COUNTIF($C17:$P17, &quot;M&quot;) + COUNTIF($C17:$P17, &quot;I&quot;))" table:style-name="ce43">
            <text:p>2</text:p>
          </table:table-cell>
          <table:table-cell office:value-type="string" table:style-name="ce25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27">
            <text:p>E = Maze Reduction</text:p>
          </table:table-cell>
          <table:table-cell office:value-type="string" table:style-name="ce27">
            <text:p>I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17/05/2017</text:p>
          </table:table-cell>
          <table:table-cell office:value-type="string" table:style-name="ce3">
            <text:p>World Finals 2013</text:p>
          </table:table-cell>
          <table:table-cell office:value-type="string" table:style-name="ce41">
            <text:p>U</text:p>
          </table:table-cell>
          <table:table-cell table:style-name="ce41"/>
          <table:table-cell table:style-name="ce41"/>
          <table:table-cell office:value-type="string" table:style-name="ce41">
            <text:p>B</text:p>
          </table:table-cell>
          <table:table-cell table:style-name="ce41"/>
          <table:table-cell table:style-name="ce41"/>
          <table:table-cell table:style-name="ce41"/>
          <table:table-cell office:value-type="string" table:style-name="ce41">
            <text:p>U</text:p>
          </table:table-cell>
          <table:table-cell table:style-name="ce41"/>
          <table:table-cell table:style-name="ce41"/>
          <table:table-cell office:value-type="string" table:style-name="ce41">
            <text:p>B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0" table:formula="msoxl:= COUNTIF(C18:P18, &quot;S&quot;)" table:style-name="ce22">
            <text:p>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8:P18, &quot;NH&quot;)" table:style-name="ce24">
            <text:p>12</text:p>
          </table:table-cell>
          <table:table-cell office:value-type="float" office:value="2" table:formula="msoxl:=IF((COUNTIF($C18:$P18, &quot;A&quot;) +  COUNTIF($C18:$P18, &quot;B&quot;) + COUNTIF($C18:$P18, &quot;M&quot;) + COUNTIF($C18:$P18, &quot;I&quot;) + Q18 = S18), &quot;CLEARED&quot;, COUNTIF($C18:$P18, &quot;A&quot;) +  COUNTIF($C18:$P18, &quot;B&quot;) + COUNTIF($C18:$P18, &quot;M&quot;) + COUNTIF($C18:$P18, &quot;I&quot;))" table:style-name="ce43">
            <text:p>2</text:p>
          </table:table-cell>
          <table:table-cell office:value-type="string" table:style-name="ce25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4/05/2017</text:p>
          </table:table-cell>
          <table:table-cell office:value-type="string" table:style-name="ce3">
            <text:p>World Finals 2017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19:P1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9:P19, &quot;NH&quot;)" table:style-name="ce24">
            <text:p>12</text:p>
          </table:table-cell>
          <table:table-cell office:value-type="float" office:value="1" table:formula="msoxl:=IF((COUNTIF($C19:$P19, &quot;A&quot;) +  COUNTIF($C19:$P19, &quot;B&quot;) + COUNTIF($C19:$P19, &quot;M&quot;) + COUNTIF($C19:$P19, &quot;I&quot;) + Q19 = S19), &quot;CLEARED&quot;, COUNTIF($C19:$P19, &quot;A&quot;) +  COUNTIF($C19:$P19, &quot;B&quot;) + COUNTIF($C19:$P19, &quot;M&quot;) + COUNTIF($C19:$P19, &quot;I&quot;))" table:style-name="ce43">
            <text:p>1</text:p>
          </table:table-cell>
          <table:table-cell office:value-type="string" table:style-name="ce25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27">
            <text:p>L = Visual Python++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20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20:P20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0:P20, &quot;NH&quot;)" table:style-name="ce24">
            <text:p>12</text:p>
          </table:table-cell>
          <table:table-cell office:value-type="float" office:value="1" table:formula="msoxl:=IF((COUNTIF($C20:$P20, &quot;A&quot;) +  COUNTIF($C20:$P20, &quot;B&quot;) + COUNTIF($C20:$P20, &quot;M&quot;) + COUNTIF($C20:$P20, &quot;I&quot;) + Q20 = S20), &quot;CLEARED&quot;, COUNTIF($C20:$P20, &quot;A&quot;) +  COUNTIF($C20:$P20, &quot;B&quot;) + COUNTIF($C20:$P20, &quot;M&quot;) + COUNTIF($C20:$P20, &quot;I&quot;))" table:style-name="ce43">
            <text:p>1</text:p>
          </table:table-cell>
          <table:table-cell office:value-type="string" table:style-name="ce25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20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21:P21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21:P21, &quot;NH&quot;)" table:style-name="ce24">
            <text:p>9</text:p>
          </table:table-cell>
          <table:table-cell office:value-type="float" office:value="2" table:formula="msoxl:=IF((COUNTIF($C21:$P21, &quot;A&quot;) +  COUNTIF($C21:$P21, &quot;B&quot;) + COUNTIF($C21:$P21, &quot;M&quot;) + COUNTIF($C21:$P21, &quot;I&quot;) + Q21 = S21), &quot;CLEARED&quot;, COUNTIF($C21:$P21, &quot;A&quot;) +  COUNTIF($C21:$P21, &quot;B&quot;) + COUNTIF($C21:$P21, &quot;M&quot;) + COUNTIF($C21:$P21, &quot;I&quot;))" table:style-name="ce43">
            <text:p>2</text:p>
          </table:table-cell>
          <table:table-cell office:value-type="string" table:style-name="ce25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8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28">
            <text:p>TC 2017 ARG #00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U</text:p>
          </table:table-cell>
          <table:table-cell office:value-type="string" table:style-name="ce42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N</text:p>
          </table:table-cell>
          <table:table-cell table:style-name="ce42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22:P2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2:P22, &quot;NH&quot;)" table:style-name="ce24">
            <text:p>10</text:p>
          </table:table-cell>
          <table:table-cell office:value-type="float" office:value="3" table:formula="msoxl:=IF((COUNTIF($C22:$P22, &quot;A&quot;) +  COUNTIF($C22:$P22, &quot;B&quot;) + COUNTIF($C22:$P22, &quot;M&quot;) + COUNTIF($C22:$P22, &quot;I&quot;) + Q22 = S22), &quot;CLEARED&quot;, COUNTIF($C22:$P22, &quot;A&quot;) +  COUNTIF($C22:$P22, &quot;B&quot;) + COUNTIF($C22:$P22, &quot;M&quot;) + COUNTIF($C22:$P22, &quot;I&quot;))" table:style-name="ce43">
            <text:p>3</text:p>
          </table:table-cell>
          <table:table-cell office:value-type="string" table:style-name="ce25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27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28">
            <text:p>TC 2017 ARG #01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23:P2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3:P23, &quot;NH&quot;)" table:style-name="ce24">
            <text:p>12</text:p>
          </table:table-cell>
          <table:table-cell office:value-type="float" office:value="5" table:formula="msoxl:=IF((COUNTIF($C23:$P23, &quot;A&quot;) +  COUNTIF($C23:$P23, &quot;B&quot;) + COUNTIF($C23:$P23, &quot;M&quot;) + COUNTIF($C23:$P23, &quot;I&quot;) + Q23 = S23), &quot;CLEARED&quot;, COUNTIF($C23:$P23, &quot;A&quot;) +  COUNTIF($C23:$P23, &quot;B&quot;) + COUNTIF($C23:$P23, &quot;M&quot;) + COUNTIF($C23:$P23, &quot;I&quot;))" table:style-name="ce43">
            <text:p>5</text:p>
          </table:table-cell>
          <table:table-cell office:value-type="string" table:style-name="ce25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28">
            <text:p>TC 2017 ARG #02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24:P2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4:P24, &quot;NH&quot;)" table:style-name="ce24">
            <text:p>12</text:p>
          </table:table-cell>
          <table:table-cell office:value-type="float" office:value="0" table:formula="msoxl:=IF((COUNTIF($C24:$P24, &quot;A&quot;) +  COUNTIF($C24:$P24, &quot;B&quot;) + COUNTIF($C24:$P24, &quot;M&quot;) + COUNTIF($C24:$P24, &quot;I&quot;) + Q24 = S24), &quot;CLEARED&quot;, COUNTIF($C24:$P24, &quot;A&quot;) +  COUNTIF($C24:$P24, &quot;B&quot;) + COUNTIF($C24:$P24, &quot;M&quot;) + COUNTIF($C24:$P24, &quot;I&quot;))" table:style-name="ce43">
            <text:p>0</text:p>
          </table:table-cell>
          <table:table-cell office:value-type="string" table:style-name="ce25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25:P2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25:P25, &quot;NH&quot;)" table:style-name="ce24">
            <text:p>13</text:p>
          </table:table-cell>
          <table:table-cell office:value-type="float" office:value="4" table:formula="msoxl:=IF((COUNTIF($C25:$P25, &quot;A&quot;) +  COUNTIF($C25:$P25, &quot;B&quot;) + COUNTIF($C25:$P25, &quot;M&quot;) + COUNTIF($C25:$P25, &quot;I&quot;) + Q25 = S25), &quot;CLEARED&quot;, COUNTIF($C25:$P25, &quot;A&quot;) +  COUNTIF($C25:$P25, &quot;B&quot;) + COUNTIF($C25:$P25, &quot;M&quot;) + COUNTIF($C25:$P25, &quot;I&quot;))" table:style-name="ce43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26:P2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6:P26, &quot;NH&quot;)" table:style-name="ce24">
            <text:p>12</text:p>
          </table:table-cell>
          <table:table-cell office:value-type="float" office:value="4" table:formula="msoxl:=IF((COUNTIF($C26:$P26, &quot;A&quot;) +  COUNTIF($C26:$P26, &quot;B&quot;) + COUNTIF($C26:$P26, &quot;M&quot;) + COUNTIF($C26:$P26, &quot;I&quot;) + Q26 = S26), &quot;CLEARED&quot;, COUNTIF($C26:$P26, &quot;A&quot;) +  COUNTIF($C26:$P26, &quot;B&quot;) + COUNTIF($C26:$P26, &quot;M&quot;) + COUNTIF($C26:$P26, &quot;I&quot;))" table:style-name="ce43">
            <text:p>4</text:p>
          </table:table-cell>
          <table:table-cell office:value-type="string" table:style-name="ce25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27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M</text:p>
          </table:table-cell>
          <table:table-cell table:style-name="ce41"/>
          <table:table-cell office:value-type="float" office:value="7" table:formula="msoxl:= COUNTIF(C27:P27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27:P27, &quot;NH&quot;)" table:style-name="ce24">
            <text:p>14</text:p>
          </table:table-cell>
          <table:table-cell office:value-type="float" office:value="2" table:formula="msoxl:=IF((COUNTIF($C27:$P27, &quot;A&quot;) +  COUNTIF($C27:$P27, &quot;B&quot;) + COUNTIF($C27:$P27, &quot;M&quot;) + COUNTIF($C27:$P27, &quot;I&quot;) + Q27 = S27), &quot;CLEARED&quot;, COUNTIF($C27:$P27, &quot;A&quot;) +  COUNTIF($C27:$P27, &quot;B&quot;) + COUNTIF($C27:$P27, &quot;M&quot;) + COUNTIF($C27:$P27, &quot;I&quot;))" table:style-name="ce43">
            <text:p>2</text:p>
          </table:table-cell>
          <table:table-cell office:value-type="string" table:style-name="ce25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A</text:p>
          </table:table-cell>
          <table:table-cell table:style-name="ce42"/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28:P2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8:P28, &quot;NH&quot;)" table:style-name="ce24">
            <text:p>12</text:p>
          </table:table-cell>
          <table:table-cell office:value-type="float" office:value="3" table:formula="msoxl:=IF((COUNTIF($C28:$P28, &quot;A&quot;) +  COUNTIF($C28:$P28, &quot;B&quot;) + COUNTIF($C28:$P28, &quot;M&quot;) + COUNTIF($C28:$P28, &quot;I&quot;) + Q28 = S28), &quot;CLEARED&quot;, COUNTIF($C28:$P28, &quot;A&quot;) +  COUNTIF($C28:$P28, &quot;B&quot;) + COUNTIF($C28:$P28, &quot;M&quot;) + COUNTIF($C28:$P28, &quot;I&quot;))" table:style-name="ce43">
            <text:p>3</text:p>
          </table:table-cell>
          <table:table-cell office:value-type="string" table:style-name="ce25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I = Grid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29:P2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9:P29, &quot;NH&quot;)" table:style-name="ce24">
            <text:p>12</text:p>
          </table:table-cell>
          <table:table-cell office:value-type="float" office:value="0" table:formula="msoxl:=IF((COUNTIF($C29:$P29, &quot;A&quot;) +  COUNTIF($C29:$P29, &quot;B&quot;) + COUNTIF($C29:$P29, &quot;M&quot;) + COUNTIF($C29:$P29, &quot;I&quot;) + Q29 = S29), &quot;CLEARED&quot;, COUNTIF($C29:$P29, &quot;A&quot;) +  COUNTIF($C29:$P29, &quot;B&quot;) + COUNTIF($C29:$P29, &quot;M&quot;) + COUNTIF($C29:$P29, &quot;I&quot;))" table:style-name="ce43">
            <text:p>0</text:p>
          </table:table-cell>
          <table:table-cell office:value-type="string" table:style-name="ce25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office:value-type="string" table:style-name="ce8">
            <text:p>J = Integral Polygon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30:P30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0:P30, &quot;NH&quot;)" table:style-name="ce24">
            <text:p>10</text:p>
          </table:table-cell>
          <table:table-cell office:value-type="float" office:value="0" table:formula="msoxl:=IF((COUNTIF($C30:$P30, &quot;A&quot;) +  COUNTIF($C30:$P30, &quot;B&quot;) + COUNTIF($C30:$P30, &quot;M&quot;) + COUNTIF($C30:$P30, &quot;I&quot;) + Q30 = S30), &quot;CLEARED&quot;, COUNTIF($C30:$P30, &quot;A&quot;) +  COUNTIF($C30:$P30, &quot;B&quot;) + COUNTIF($C30:$P30, &quot;M&quot;) + COUNTIF($C30:$P30, &quot;I&quot;))" table:style-name="ce43">
            <text:p>0</text:p>
          </table:table-cell>
          <table:table-cell office:value-type="string" table:style-name="ce25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28">
            <text:p>Tap Brasilero o mexicano (RPC #n)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2" table:formula="msoxl:= COUNTIF(C31:P31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1:P31, &quot;NH&quot;)" table:style-name="ce24">
            <text:p>12</text:p>
          </table:table-cell>
          <table:table-cell office:value-type="string" office:string-value="CLEARED" table:formula="msoxl:=IF((COUNTIF($C31:$P31, &quot;A&quot;) +  COUNTIF($C31:$P31, &quot;B&quot;) + COUNTIF($C31:$P31, &quot;M&quot;) + COUNTIF($C31:$P31, &quot;I&quot;) + Q31 = S31), &quot;CLEARED&quot;, COUNTIF($C31:$P31, &quot;A&quot;) +  COUNTIF($C31:$P31, &quot;B&quot;) + COUNTIF($C31:$P31, &quot;M&quot;) + COUNTIF($C31:$P31, &quot;I&quot;))" table:style-name="ce43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32:P32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2:P32, &quot;NH&quot;)" table:style-name="ce24">
            <text:p>12</text:p>
          </table:table-cell>
          <table:table-cell office:value-type="string" office:string-value="CLEARED" table:formula="msoxl:=IF((COUNTIF($C32:$P32, &quot;A&quot;) +  COUNTIF($C32:$P32, &quot;B&quot;) + COUNTIF($C32:$P32, &quot;M&quot;) + COUNTIF($C32:$P32, &quot;I&quot;) + Q32 = S32), &quot;CLEARED&quot;, COUNTIF($C32:$P32, &quot;A&quot;) +  COUNTIF($C32:$P32, &quot;B&quot;) + COUNTIF($C32:$P32, &quot;M&quot;) + COUNTIF($C32:$P32, &quot;I&quot;))" table:style-name="ce43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33:P33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3:P33, &quot;NH&quot;)" table:style-name="ce24">
            <text:p>10</text:p>
          </table:table-cell>
          <table:table-cell office:value-type="float" office:value="0" table:formula="msoxl:=IF((COUNTIF($C33:$P33, &quot;A&quot;) +  COUNTIF($C33:$P33, &quot;B&quot;) + COUNTIF($C33:$P33, &quot;M&quot;) + COUNTIF($C33:$P33, &quot;I&quot;) + Q33 = S33), &quot;CLEARED&quot;, COUNTIF($C33:$P33, &quot;A&quot;) +  COUNTIF($C33:$P33, &quot;B&quot;) + COUNTIF($C33:$P33, &quot;M&quot;) + COUNTIF($C33:$P33, &quot;I&quot;))" table:style-name="ce43">
            <text:p>0</text:p>
          </table:table-cell>
          <table:table-cell office:value-type="string" table:style-name="ce25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27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2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34:P34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4:P34, &quot;NH&quot;)" table:style-name="ce24">
            <text:p>10</text:p>
          </table:table-cell>
          <table:table-cell office:value-type="float" office:value="1" table:formula="msoxl:=IF((COUNTIF($C34:$P34, &quot;A&quot;) +  COUNTIF($C34:$P34, &quot;B&quot;) + COUNTIF($C34:$P34, &quot;M&quot;) + COUNTIF($C34:$P34, &quot;I&quot;) + Q34 = S34), &quot;CLEARED&quot;, COUNTIF($C34:$P34, &quot;A&quot;) +  COUNTIF($C34:$P34, &quot;B&quot;) + COUNTIF($C34:$P34, &quot;M&quot;) + COUNTIF($C34:$P34, &quot;I&quot;))" table:style-name="ce43">
            <text:p>1</text:p>
          </table:table-cell>
          <table:table-cell office:value-type="string" table:style-name="ce25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27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35:P3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5:P35, &quot;NH&quot;)" table:style-name="ce24">
            <text:p>13</text:p>
          </table:table-cell>
          <table:table-cell office:value-type="float" office:value="3" table:formula="msoxl:=IF((COUNTIF($C35:$P35, &quot;A&quot;) +  COUNTIF($C35:$P35, &quot;B&quot;) + COUNTIF($C35:$P35, &quot;M&quot;) + COUNTIF($C35:$P35, &quot;I&quot;) + Q35 = S35), &quot;CLEARED&quot;, COUNTIF($C35:$P35, &quot;A&quot;) +  COUNTIF($C35:$P35, &quot;B&quot;) + COUNTIF($C35:$P35, &quot;M&quot;) + COUNTIF($C35:$P35, &quot;I&quot;))" table:style-name="ce43">
            <text:p>3</text:p>
          </table:table-cell>
          <table:table-cell office:value-type="string" table:style-name="ce25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27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29">
            <text:p>NWERC 20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36:P36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36:P36, &quot;NH&quot;)" table:style-name="ce24">
            <text:p>11</text:p>
          </table:table-cell>
          <table:table-cell office:value-type="float" office:value="1" table:formula="msoxl:=IF((COUNTIF($C36:$P36, &quot;A&quot;) +  COUNTIF($C36:$P36, &quot;B&quot;) + COUNTIF($C36:$P36, &quot;M&quot;) + COUNTIF($C36:$P36, &quot;I&quot;) + Q36 = S36), &quot;CLEARED&quot;, COUNTIF($C36:$P36, &quot;A&quot;) +  COUNTIF($C36:$P36, &quot;B&quot;) + COUNTIF($C36:$P36, &quot;M&quot;) + COUNTIF($C36:$P36, &quot;I&quot;))" table:style-name="ce43">
            <text:p>1</text:p>
          </table:table-cell>
          <table:table-cell office:value-type="string" table:style-name="ce25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27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29">
            <text:p>NEERC 2017 Northern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37:P3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7:P37, &quot;NH&quot;)" table:style-name="ce24">
            <text:p>12</text:p>
          </table:table-cell>
          <table:table-cell office:value-type="float" office:value="0" table:formula="msoxl:=IF((COUNTIF($C37:$P37, &quot;A&quot;) +  COUNTIF($C37:$P37, &quot;B&quot;) + COUNTIF($C37:$P37, &quot;M&quot;) + COUNTIF($C37:$P37, &quot;I&quot;) + Q37 = S37), &quot;CLEARED&quot;, COUNTIF($C37:$P37, &quot;A&quot;) +  COUNTIF($C37:$P37, &quot;B&quot;) + COUNTIF($C37:$P37, &quot;M&quot;) + COUNTIF($C37:$P37, &quot;I&quot;))" table:style-name="ce43">
            <text:p>0</text:p>
          </table:table-cell>
          <table:table-cell office:value-type="string" table:style-name="ce25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29">
            <text:p>UKIEPC 20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A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38:P3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8:P38, &quot;NH&quot;)" table:style-name="ce24">
            <text:p>12</text:p>
          </table:table-cell>
          <table:table-cell office:value-type="string" office:string-value="CLEARED" table:formula="msoxl:=IF((COUNTIF($C38:$P38, &quot;A&quot;) +  COUNTIF($C38:$P38, &quot;B&quot;) + COUNTIF($C38:$P38, &quot;M&quot;) + COUNTIF($C38:$P38, &quot;I&quot;) + Q38 = S38), &quot;CLEARED&quot;, COUNTIF($C38:$P38, &quot;A&quot;) +  COUNTIF($C38:$P38, &quot;B&quot;) + COUNTIF($C38:$P38, &quot;M&quot;) + COUNTIF($C38:$P38, &quot;I&quot;))" table:style-name="ce43">
            <text:p>CLEARED</text:p>
          </table:table-cell>
          <table:table-cell office:value-type="string" table:style-name="ce25">
            <text:p><text:a xlink:href="http://codeforces.com/gym/101606">http://codeforces.com/gym/101606</text:a></text:p>
          </table:table-cell>
          <table:table-cell table:style-name="ce8"/>
          <table:table-cell office:value-type="string" table:style-name="ce8">
            <text:p>G = Gentlebot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float" office:value="8" table:formula="msoxl:= COUNTIF(C39:P39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9:P39, &quot;NH&quot;)" table:style-name="ce24">
            <text:p>13</text:p>
          </table:table-cell>
          <table:table-cell office:value-type="float" office:value="1" table:formula="msoxl:=IF((COUNTIF($C39:$P39, &quot;A&quot;) +  COUNTIF($C39:$P39, &quot;B&quot;) + COUNTIF($C39:$P39, &quot;M&quot;) + COUNTIF($C39:$P39, &quot;I&quot;) + Q39 = S39), &quot;CLEARED&quot;, COUNTIF($C39:$P39, &quot;A&quot;) +  COUNTIF($C39:$P39, &quot;B&quot;) + COUNTIF($C39:$P39, &quot;M&quot;) + COUNTIF($C39:$P39, &quot;I&quot;))" table:style-name="ce43">
            <text:p>1</text:p>
          </table:table-cell>
          <table:table-cell office:value-type="string" table:style-name="ce25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27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42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table:style-name="ce42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40:P40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0:P40, &quot;NH&quot;)" table:style-name="ce24">
            <text:p>10</text:p>
          </table:table-cell>
          <table:table-cell office:value-type="float" office:value="0" table:formula="msoxl:=IF((COUNTIF($C40:$P40, &quot;A&quot;) +  COUNTIF($C40:$P40, &quot;B&quot;) + COUNTIF($C40:$P40, &quot;M&quot;) + COUNTIF($C40:$P40, &quot;I&quot;) + Q40 = S40), &quot;CLEARED&quot;, COUNTIF($C40:$P40, &quot;A&quot;) +  COUNTIF($C40:$P40, &quot;B&quot;) + COUNTIF($C40:$P40, &quot;M&quot;) + COUNTIF($C40:$P40, &quot;I&quot;))" table:style-name="ce43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41:P4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1:P41, &quot;NH&quot;)" table:style-name="ce24">
            <text:p>10</text:p>
          </table:table-cell>
          <table:table-cell office:value-type="float" office:value="0" table:formula="msoxl:=IF((COUNTIF($C41:$P41, &quot;A&quot;) +  COUNTIF($C41:$P41, &quot;B&quot;) + COUNTIF($C41:$P41, &quot;M&quot;) + COUNTIF($C41:$P41, &quot;I&quot;) + Q41 = S41), &quot;CLEARED&quot;, COUNTIF($C41:$P41, &quot;A&quot;) +  COUNTIF($C41:$P41, &quot;B&quot;) + COUNTIF($C41:$P41, &quot;M&quot;) + COUNTIF($C41:$P41, &quot;I&quot;))" table:style-name="ce43">
            <text:p>0</text:p>
          </table:table-cell>
          <table:table-cell office:value-type="string" table:style-name="ce25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27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42:P4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2:P42, &quot;NH&quot;)" table:style-name="ce24">
            <text:p>11</text:p>
          </table:table-cell>
          <table:table-cell office:value-type="float" office:value="0" table:formula="msoxl:=IF((COUNTIF($C42:$P42, &quot;A&quot;) +  COUNTIF($C42:$P42, &quot;B&quot;) + COUNTIF($C42:$P42, &quot;M&quot;) + COUNTIF($C42:$P42, &quot;I&quot;) + Q42 = S42), &quot;CLEARED&quot;, COUNTIF($C42:$P42, &quot;A&quot;) +  COUNTIF($C42:$P42, &quot;B&quot;) + COUNTIF($C42:$P42, &quot;M&quot;) + COUNTIF($C42:$P42, &quot;I&quot;))" table:style-name="ce43">
            <text:p>0</text:p>
          </table:table-cell>
          <table:table-cell office:value-type="string" table:style-name="ce25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4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44:P4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4:P44, &quot;NH&quot;)" table:style-name="ce24">
            <text:p>11</text:p>
          </table:table-cell>
          <table:table-cell office:value-type="float" office:value="1" table:formula="msoxl:=IF((COUNTIF($C44:$P44, &quot;A&quot;) +  COUNTIF($C44:$P44, &quot;B&quot;) + COUNTIF($C44:$P44, &quot;M&quot;) + COUNTIF($C44:$P44, &quot;I&quot;) + Q44 = S44), &quot;CLEARED&quot;, COUNTIF($C44:$P44, &quot;A&quot;) +  COUNTIF($C44:$P44, &quot;B&quot;) + COUNTIF($C44:$P44, &quot;M&quot;) + COUNTIF($C44:$P44, &quot;I&quot;))" table:style-name="ce43">
            <text:p>1</text:p>
          </table:table-cell>
          <table:table-cell office:value-type="string" table:style-name="ce25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27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B</text:p>
          </table:table-cell>
          <table:table-cell office:value-type="string" table:style-name="ce42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45:P45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5:P45, &quot;NH&quot;)" table:style-name="ce24">
            <text:p>10</text:p>
          </table:table-cell>
          <table:table-cell office:value-type="float" office:value="4" table:formula="msoxl:=IF((COUNTIF($C45:$P45, &quot;A&quot;) +  COUNTIF($C45:$P45, &quot;B&quot;) + COUNTIF($C45:$P45, &quot;M&quot;) + COUNTIF($C45:$P45, &quot;I&quot;) + Q45 = S45), &quot;CLEARED&quot;, COUNTIF($C45:$P45, &quot;A&quot;) +  COUNTIF($C45:$P45, &quot;B&quot;) + COUNTIF($C45:$P45, &quot;M&quot;) + COUNTIF($C45:$P45, &quot;I&quot;))" table:style-name="ce43">
            <text:p>4</text:p>
          </table:table-cell>
          <table:table-cell office:value-type="string" table:style-name="ce25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46:P4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6:P46, &quot;NH&quot;)" table:style-name="ce24">
            <text:p>12</text:p>
          </table:table-cell>
          <table:table-cell office:value-type="float" office:value="0" table:formula="msoxl:=IF((COUNTIF($C46:$P46, &quot;A&quot;) +  COUNTIF($C46:$P46, &quot;B&quot;) + COUNTIF($C46:$P46, &quot;M&quot;) + COUNTIF($C46:$P46, &quot;I&quot;) + Q46 = S46), &quot;CLEARED&quot;, COUNTIF($C46:$P46, &quot;A&quot;) +  COUNTIF($C46:$P46, &quot;B&quot;) + COUNTIF($C46:$P46, &quot;M&quot;) + COUNTIF($C46:$P46, &quot;I&quot;))" table:style-name="ce43">
            <text:p>0</text:p>
          </table:table-cell>
          <table:table-cell office:value-type="string" table:style-name="ce25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47:P4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7:P47, &quot;NH&quot;)" table:style-name="ce24">
            <text:p>11</text:p>
          </table:table-cell>
          <table:table-cell office:value-type="float" office:value="1" table:formula="msoxl:=IF((COUNTIF($C47:$P47, &quot;A&quot;) +  COUNTIF($C47:$P47, &quot;B&quot;) + COUNTIF($C47:$P47, &quot;M&quot;) + COUNTIF($C47:$P47, &quot;I&quot;) + Q47 = S47), &quot;CLEARED&quot;, COUNTIF($C47:$P47, &quot;A&quot;) +  COUNTIF($C47:$P47, &quot;B&quot;) + COUNTIF($C47:$P47, &quot;M&quot;) + COUNTIF($C47:$P47, &quot;I&quot;))" table:style-name="ce43">
            <text:p>1</text:p>
          </table:table-cell>
          <table:table-cell office:value-type="string" table:style-name="ce25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27">
            <text:p>D = Drive Through MegaCity</text:p>
          </table:table-cell>
          <table:table-cell office:value-type="string" table:style-name="ce27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6" table:formula="msoxl:= COUNTIF(C48:P48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48:P48, &quot;NH&quot;)" table:style-name="ce24">
            <text:p>9</text:p>
          </table:table-cell>
          <table:table-cell office:value-type="float" office:value="0" table:formula="msoxl:=IF((COUNTIF($C48:$P48, &quot;A&quot;) +  COUNTIF($C48:$P48, &quot;B&quot;) + COUNTIF($C48:$P48, &quot;M&quot;) + COUNTIF($C48:$P48, &quot;I&quot;) + Q48 = S48), &quot;CLEARED&quot;, COUNTIF($C48:$P48, &quot;A&quot;) +  COUNTIF($C48:$P48, &quot;B&quot;) + COUNTIF($C48:$P48, &quot;M&quot;) + COUNTIF($C48:$P48, &quot;I&quot;))" table:style-name="ce43">
            <text:p>0</text:p>
          </table:table-cell>
          <table:table-cell office:value-type="string" table:style-name="ce25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</text:p>
          </table:table-cell>
          <table:table-cell office:value-type="string" table:style-name="ce41">
            <text:p>B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2">
            <text:p>___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49:P4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9:P49, &quot;NH&quot;)" table:style-name="ce24">
            <text:p>11</text:p>
          </table:table-cell>
          <table:table-cell office:value-type="float" office:value="1" table:formula="msoxl:=IF((COUNTIF($C49:$P49, &quot;A&quot;) +  COUNTIF($C49:$P49, &quot;B&quot;) + COUNTIF($C49:$P49, &quot;M&quot;) + COUNTIF($C49:$P49, &quot;I&quot;) + Q49 = S49), &quot;CLEARED&quot;, COUNTIF($C49:$P49, &quot;A&quot;) +  COUNTIF($C49:$P49, &quot;B&quot;) + COUNTIF($C49:$P49, &quot;M&quot;) + COUNTIF($C49:$P49, &quot;I&quot;))" table:style-name="ce43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C = Nim With a Twist</text:p>
          </table:table-cell>
          <table:table-cell office:value-type="string" table:style-name="ce27">
            <text:p>H = Cloakroom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table:style-name="ce42"/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50:P5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0:P50, &quot;NH&quot;)" table:style-name="ce24">
            <text:p>12</text:p>
          </table:table-cell>
          <table:table-cell office:value-type="float" office:value="0" table:formula="msoxl:=IF((COUNTIF($C50:$P50, &quot;A&quot;) +  COUNTIF($C50:$P50, &quot;B&quot;) + COUNTIF($C50:$P50, &quot;M&quot;) + COUNTIF($C50:$P50, &quot;I&quot;) + Q50 = S50), &quot;CLEARED&quot;, COUNTIF($C50:$P50, &quot;A&quot;) +  COUNTIF($C50:$P50, &quot;B&quot;) + COUNTIF($C50:$P50, &quot;M&quot;) + COUNTIF($C50:$P50, &quot;I&quot;))" table:style-name="ce43">
            <text:p>0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Album of Numbers</text:p>
          </table:table-cell>
          <table:table-cell office:value-type="string" table:style-name="ce27">
            <text:p>G = Board Game</text:p>
          </table:table-cell>
          <table:table-cell office:value-type="string" table:style-name="ce27">
            <text:p>K = Blocks</text:p>
          </table:table-cell>
          <table:table-cell office:value-type="string" table:style-name="ce27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2">
            <text:p>N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51:P51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1:P51, &quot;NH&quot;)" table:style-name="ce24">
            <text:p>10</text:p>
          </table:table-cell>
          <table:table-cell office:value-type="float" office:value="1" table:formula="msoxl:=IF((COUNTIF($C51:$P51, &quot;A&quot;) +  COUNTIF($C51:$P51, &quot;B&quot;) + COUNTIF($C51:$P51, &quot;M&quot;) + COUNTIF($C51:$P51, &quot;I&quot;) + Q51 = S51), &quot;CLEARED&quot;, COUNTIF($C51:$P51, &quot;A&quot;) +  COUNTIF($C51:$P51, &quot;B&quot;) + COUNTIF($C51:$P51, &quot;M&quot;) + COUNTIF($C51:$P51, &quot;I&quot;))" table:style-name="ce43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Game</text:p>
          </table:table-cell>
          <table:table-cell office:value-type="string" table:style-name="ce27">
            <text:p>E = Furniture</text:p>
          </table:table-cell>
          <table:table-cell office:value-type="string" table:style-name="ce27">
            <text:p>H = Return of the Cliquers</text:p>
          </table:table-cell>
          <table:table-cell office:value-type="string" table:style-name="ce27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41">
            <text:p>M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2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52:P5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2:P52, &quot;NH&quot;)" table:style-name="ce24">
            <text:p>12</text:p>
          </table:table-cell>
          <table:table-cell office:value-type="float" office:value="1" table:formula="msoxl:=IF((COUNTIF($C52:$P52, &quot;A&quot;) +  COUNTIF($C52:$P52, &quot;B&quot;) + COUNTIF($C52:$P52, &quot;M&quot;) + COUNTIF($C52:$P52, &quot;I&quot;) + Q52 = S52), &quot;CLEARED&quot;, COUNTIF($C52:$P52, &quot;A&quot;) +  COUNTIF($C52:$P52, &quot;B&quot;) + COUNTIF($C52:$P52, &quot;M&quot;) + COUNTIF($C52:$P52, &quot;I&quot;))" table:style-name="ce43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E = Taxi</text:p>
          </table:table-cell>
          <table:table-cell office:value-type="string" table:style-name="ce27">
            <text:p>H = Anagrams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2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53:P53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3:P53, &quot;NH&quot;)" table:style-name="ce24">
            <text:p>12</text:p>
          </table:table-cell>
          <table:table-cell office:value-type="float" office:value="0" table:formula="msoxl:=IF((COUNTIF($C53:$P53, &quot;A&quot;) +  COUNTIF($C53:$P53, &quot;B&quot;) + COUNTIF($C53:$P53, &quot;M&quot;) + COUNTIF($C53:$P53, &quot;I&quot;) + Q53 = S53), &quot;CLEARED&quot;, COUNTIF($C53:$P53, &quot;A&quot;) +  COUNTIF($C53:$P53, &quot;B&quot;) + COUNTIF($C53:$P53, &quot;M&quot;) + COUNTIF($C53:$P53, &quot;I&quot;))" table:style-name="ce43">
            <text:p>0</text:p>
          </table:table-cell>
          <table:table-cell office:value-type="string" table:style-name="ce25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27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20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54:P5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54:P54, &quot;NH&quot;)" table:style-name="ce24">
            <text:p>13</text:p>
          </table:table-cell>
          <table:table-cell office:value-type="float" office:value="4" table:formula="msoxl:=IF((COUNTIF($C54:$P54, &quot;A&quot;) +  COUNTIF($C54:$P54, &quot;B&quot;) + COUNTIF($C54:$P54, &quot;M&quot;) + COUNTIF($C54:$P54, &quot;I&quot;) + Q54 = S54), &quot;CLEARED&quot;, COUNTIF($C54:$P54, &quot;A&quot;) +  COUNTIF($C54:$P54, &quot;B&quot;) + COUNTIF($C54:$P54, &quot;M&quot;) + COUNTIF($C54:$P54, &quot;I&quot;))" table:style-name="ce43">
            <text:p>4</text:p>
          </table:table-cell>
          <table:table-cell office:value-type="string" table:style-name="ce25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27">
            <text:p>D = Slant Drilling</text:p>
          </table:table-cell>
          <table:table-cell office:value-type="string" table:style-name="ce27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20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B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55:P5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5:P55, &quot;NH&quot;)" table:style-name="ce24">
            <text:p>11</text:p>
          </table:table-cell>
          <table:table-cell office:value-type="float" office:value="3" table:formula="msoxl:=IF((COUNTIF($C55:$P55, &quot;A&quot;) +  COUNTIF($C55:$P55, &quot;B&quot;) + COUNTIF($C55:$P55, &quot;M&quot;) + COUNTIF($C55:$P55, &quot;I&quot;) + Q55 = S55), &quot;CLEARED&quot;, COUNTIF($C55:$P55, &quot;A&quot;) +  COUNTIF($C55:$P55, &quot;B&quot;) + COUNTIF($C55:$P55, &quot;M&quot;) + COUNTIF($C55:$P55, &quot;I&quot;))" table:style-name="ce43">
            <text:p>3</text:p>
          </table:table-cell>
          <table:table-cell office:value-type="string" table:style-name="ce25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27">
            <text:p>F = Fractal Tre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20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0" table:formula="msoxl:= COUNTIF(C56:P5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6:P56, &quot;NH&quot;)" table:style-name="ce24">
            <text:p>11</text:p>
          </table:table-cell>
          <table:table-cell office:value-type="float" office:value="0" table:formula="msoxl:=IF((COUNTIF($C56:$P56, &quot;A&quot;) +  COUNTIF($C56:$P56, &quot;B&quot;) + COUNTIF($C56:$P56, &quot;M&quot;) + COUNTIF($C56:$P56, &quot;I&quot;) + Q56 = S56), &quot;CLEARED&quot;, COUNTIF($C56:$P56, &quot;A&quot;) +  COUNTIF($C56:$P56, &quot;B&quot;) + COUNTIF($C56:$P56, &quot;M&quot;) + COUNTIF($C56:$P56, &quot;I&quot;))" table:style-name="ce43">
            <text:p>0</text:p>
          </table:table-cell>
          <table:table-cell office:value-type="string" table:style-name="ce25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27">
            <text:p>K = Polymorphic Cod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20">
            <text:p>3/24/2018</text:p>
          </table:table-cell>
          <table:table-cell office:value-type="string" table:style-name="ce8">
            <text:p>NAIPC 2018</text:p>
          </table:table-cell>
          <table:table-cell table:style-name="ce41"/>
          <table:table-cell office:value-type="string" table:style-name="ce41">
            <text:p>M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2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57:P57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7:P57, &quot;NH&quot;)" table:style-name="ce24">
            <text:p>11</text:p>
          </table:table-cell>
          <table:table-cell office:value-type="float" office:value="1" table:formula="msoxl:=IF((COUNTIF($C57:$P57, &quot;A&quot;) +  COUNTIF($C57:$P57, &quot;B&quot;) + COUNTIF($C57:$P57, &quot;M&quot;) + COUNTIF($C57:$P57, &quot;I&quot;) + Q57 = S57), &quot;CLEARED&quot;, COUNTIF($C57:$P57, &quot;A&quot;) +  COUNTIF($C57:$P57, &quot;B&quot;) + COUNTIF($C57:$P57, &quot;M&quot;) + COUNTIF($C57:$P57, &quot;I&quot;))" table:style-name="ce43">
            <text:p>1</text:p>
          </table:table-cell>
          <table:table-cell office:value-type="string" table:style-name="ce25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27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20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2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2" table:formula="msoxl:= COUNTIF(C58:P58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8:P58, &quot;NH&quot;)" table:style-name="ce24">
            <text:p>10</text:p>
          </table:table-cell>
          <table:table-cell office:value-type="float" office:value="0" table:formula="msoxl:=IF((COUNTIF($C58:$P58, &quot;A&quot;) +  COUNTIF($C58:$P58, &quot;B&quot;) + COUNTIF($C58:$P58, &quot;M&quot;) + COUNTIF($C58:$P58, &quot;I&quot;) + Q58 = S58), &quot;CLEARED&quot;, COUNTIF($C58:$P58, &quot;A&quot;) +  COUNTIF($C58:$P58, &quot;B&quot;) + COUNTIF($C58:$P58, &quot;M&quot;) + COUNTIF($C58:$P58, &quot;I&quot;))" table:style-name="ce43">
            <text:p>0</text:p>
          </table:table-cell>
          <table:table-cell office:value-type="string" table:style-name="ce25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A = Advertising Strategy</text:p>
          </table:table-cell>
          <table:table-cell office:value-type="string" table:style-name="ce8">
            <text:p>F = Fake or Leak?</text:p>
          </table:table-cell>
          <table:table-cell office:value-type="string" table:style-name="ce8">
            <text:p>H = Hilarious Cooking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20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2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59:P5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9:P59, &quot;NH&quot;)" table:style-name="ce24">
            <text:p>10</text:p>
          </table:table-cell>
          <table:table-cell office:value-type="float" office:value="0" table:formula="msoxl:=IF((COUNTIF($C59:$P59, &quot;A&quot;) +  COUNTIF($C59:$P59, &quot;B&quot;) + COUNTIF($C59:$P59, &quot;M&quot;) + COUNTIF($C59:$P59, &quot;I&quot;) + Q59 = S59), &quot;CLEARED&quot;, COUNTIF($C59:$P59, &quot;A&quot;) +  COUNTIF($C59:$P59, &quot;B&quot;) + COUNTIF($C59:$P59, &quot;M&quot;) + COUNTIF($C59:$P59, &quot;I&quot;))" table:style-name="ce43">
            <text:p>0</text:p>
          </table:table-cell>
          <table:table-cell office:value-type="string" table:style-name="ce25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27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20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60:P6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0:P60, &quot;NH&quot;)" table:style-name="ce24">
            <text:p>10</text:p>
          </table:table-cell>
          <table:table-cell office:value-type="float" office:value="0" table:formula="msoxl:=IF((COUNTIF($C60:$P60, &quot;A&quot;) +  COUNTIF($C60:$P60, &quot;B&quot;) + COUNTIF($C60:$P60, &quot;M&quot;) + COUNTIF($C60:$P60, &quot;I&quot;) + Q60 = S60), &quot;CLEARED&quot;, COUNTIF($C60:$P60, &quot;A&quot;) +  COUNTIF($C60:$P60, &quot;B&quot;) + COUNTIF($C60:$P60, &quot;M&quot;) + COUNTIF($C60:$P60, &quot;I&quot;))" table:style-name="ce43">
            <text:p>0</text:p>
          </table:table-cell>
          <table:table-cell office:value-type="string" table:style-name="ce25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27">
            <text:p>F = Sculp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20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61:P6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1:P61, &quot;NH&quot;)" table:style-name="ce24">
            <text:p>11</text:p>
          </table:table-cell>
          <table:table-cell office:value-type="float" office:value="0" table:formula="msoxl:=IF((COUNTIF($C61:$P61, &quot;A&quot;) +  COUNTIF($C61:$P61, &quot;B&quot;) + COUNTIF($C61:$P61, &quot;M&quot;) + COUNTIF($C61:$P61, &quot;I&quot;) + Q61 = S61), &quot;CLEARED&quot;, COUNTIF($C61:$P61, &quot;A&quot;) +  COUNTIF($C61:$P61, &quot;B&quot;) + COUNTIF($C61:$P61, &quot;M&quot;) + COUNTIF($C61:$P61, &quot;I&quot;))" table:style-name="ce43">
            <text:p>0</text:p>
          </table:table-cell>
          <table:table-cell office:value-type="string" table:style-name="ce25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20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62:P6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2:P62, &quot;NH&quot;)" table:style-name="ce24">
            <text:p>9</text:p>
          </table:table-cell>
          <table:table-cell office:value-type="float" office:value="1" table:formula="msoxl:=IF((COUNTIF($C62:$P62, &quot;A&quot;) +  COUNTIF($C62:$P62, &quot;B&quot;) + COUNTIF($C62:$P62, &quot;M&quot;) + COUNTIF($C62:$P62, &quot;I&quot;) + Q62 = S62), &quot;CLEARED&quot;, COUNTIF($C62:$P62, &quot;A&quot;) +  COUNTIF($C62:$P62, &quot;B&quot;) + COUNTIF($C62:$P62, &quot;M&quot;) + COUNTIF($C62:$P62, &quot;I&quot;))" table:style-name="ce43">
            <text:p>1</text:p>
          </table:table-cell>
          <table:table-cell office:value-type="string" table:style-name="ce25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20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4" table:formula="msoxl:= COUNTIF(C63:P63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3:P63, &quot;NH&quot;)" table:style-name="ce24">
            <text:p>9</text:p>
          </table:table-cell>
          <table:table-cell office:value-type="float" office:value="0" table:formula="msoxl:=IF((COUNTIF($C63:$P63, &quot;A&quot;) +  COUNTIF($C63:$P63, &quot;B&quot;) + COUNTIF($C63:$P63, &quot;M&quot;) + COUNTIF($C63:$P63, &quot;I&quot;) + Q63 = S63), &quot;CLEARED&quot;, COUNTIF($C63:$P63, &quot;A&quot;) +  COUNTIF($C63:$P63, &quot;B&quot;) + COUNTIF($C63:$P63, &quot;M&quot;) + COUNTIF($C63:$P63, &quot;I&quot;))" table:style-name="ce43">
            <text:p>0</text:p>
          </table:table-cell>
          <table:table-cell office:value-type="string" table:style-name="ce25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20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7" table:formula="msoxl:= COUNTIF(C64:P6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4:P64, &quot;NH&quot;)" table:style-name="ce24">
            <text:p>10</text:p>
          </table:table-cell>
          <table:table-cell office:value-type="float" office:value="0" table:formula="msoxl:=IF((COUNTIF($C64:$P64, &quot;A&quot;) +  COUNTIF($C64:$P64, &quot;B&quot;) + COUNTIF($C64:$P64, &quot;M&quot;) + COUNTIF($C64:$P64, &quot;I&quot;) + Q64 = S64), &quot;CLEARED&quot;, COUNTIF($C64:$P64, &quot;A&quot;) +  COUNTIF($C64:$P64, &quot;B&quot;) + COUNTIF($C64:$P64, &quot;M&quot;) + COUNTIF($C64:$P64, &quot;I&quot;))" table:style-name="ce43">
            <text:p>0</text:p>
          </table:table-cell>
          <table:table-cell office:value-type="string" table:style-name="ce25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27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4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20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M</text:p>
          </table:table-cell>
          <table:table-cell office:value-type="string" table:style-name="ce41">
            <text:p>___</text:p>
          </table:table-cell>
          <table:table-cell office:value-type="string" table:style-name="ce42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66:P66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6:P66, &quot;NH&quot;)" table:style-name="ce24">
            <text:p>11</text:p>
          </table:table-cell>
          <table:table-cell office:value-type="float" office:value="1" table:formula="msoxl:=IF((COUNTIF($C66:$P66, &quot;A&quot;) +  COUNTIF($C66:$P66, &quot;B&quot;) + COUNTIF($C66:$P66, &quot;M&quot;) + COUNTIF($C66:$P66, &quot;I&quot;) + Q66 = S66), &quot;CLEARED&quot;, COUNTIF($C66:$P66, &quot;A&quot;) +  COUNTIF($C66:$P66, &quot;B&quot;) + COUNTIF($C66:$P66, &quot;M&quot;) + COUNTIF($C66:$P66, &quot;I&quot;))" table:style-name="ce43">
            <text:p>1</text:p>
          </table:table-cell>
          <table:table-cell office:value-type="string" table:style-name="ce25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20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67:P6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7:P67, &quot;NH&quot;)" table:style-name="ce24">
            <text:p>13</text:p>
          </table:table-cell>
          <table:table-cell office:value-type="float" office:value="0" table:formula="msoxl:=IF((COUNTIF($C67:$P67, &quot;A&quot;) +  COUNTIF($C67:$P67, &quot;B&quot;) + COUNTIF($C67:$P67, &quot;M&quot;) + COUNTIF($C67:$P67, &quot;I&quot;) + Q67 = S67), &quot;CLEARED&quot;, COUNTIF($C67:$P67, &quot;A&quot;) +  COUNTIF($C67:$P67, &quot;B&quot;) + COUNTIF($C67:$P67, &quot;M&quot;) + COUNTIF($C67:$P67, &quot;I&quot;))" table:style-name="ce43">
            <text:p>0</text:p>
          </table:table-cell>
          <table:table-cell office:value-type="string" table:style-name="ce25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20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U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float" office:value="9" table:formula="msoxl:= COUNTIF(C68:P6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8:P68, &quot;NH&quot;)" table:style-name="ce24">
            <text:p>13</text:p>
          </table:table-cell>
          <table:table-cell office:value-type="float" office:value="0" table:formula="msoxl:=IF((COUNTIF($C68:$P68, &quot;A&quot;) +  COUNTIF($C68:$P68, &quot;B&quot;) + COUNTIF($C68:$P68, &quot;M&quot;) + COUNTIF($C68:$P68, &quot;I&quot;) + Q68 = S68), &quot;CLEARED&quot;, COUNTIF($C68:$P68, &quot;A&quot;) +  COUNTIF($C68:$P68, &quot;B&quot;) + COUNTIF($C68:$P68, &quot;M&quot;) + COUNTIF($C68:$P68, &quot;I&quot;))" table:style-name="ce43">
            <text:p>0</text:p>
          </table:table-cell>
          <table:table-cell office:value-type="string" table:style-name="ce25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27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20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10" table:formula="msoxl:= COUNTIF(C69:P69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9:P69, &quot;NH&quot;)" table:style-name="ce24">
            <text:p>12</text:p>
          </table:table-cell>
          <table:table-cell office:value-type="float" office:value="0" table:formula="msoxl:=IF((COUNTIF($C69:$P69, &quot;A&quot;) +  COUNTIF($C69:$P69, &quot;B&quot;) + COUNTIF($C69:$P69, &quot;M&quot;) + COUNTIF($C69:$P69, &quot;I&quot;) + Q69 = S69), &quot;CLEARED&quot;, COUNTIF($C69:$P69, &quot;A&quot;) +  COUNTIF($C69:$P69, &quot;B&quot;) + COUNTIF($C69:$P69, &quot;M&quot;) + COUNTIF($C69:$P69, &quot;I&quot;))" table:style-name="ce43">
            <text:p>0</text:p>
          </table:table-cell>
          <table:table-cell office:value-type="string" table:style-name="ce25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27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20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___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U</text:p>
          </table:table-cell>
          <table:table-cell table:style-name="ce41"/>
          <table:table-cell office:value-type="string" table:style-name="ce41">
            <text:p>S</text:p>
          </table:table-cell>
          <table:table-cell office:value-type="string" table:style-name="ce42">
            <text:p>N</text:p>
          </table:table-cell>
          <table:table-cell table:style-name="ce41"/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5" table:formula="msoxl:= COUNTIF(C70:P70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0:P70, &quot;NH&quot;)" table:style-name="ce24">
            <text:p>12</text:p>
          </table:table-cell>
          <table:table-cell office:value-type="float" office:value="0" table:formula="msoxl:=IF((COUNTIF($C70:$P70, &quot;A&quot;) +  COUNTIF($C70:$P70, &quot;B&quot;) + COUNTIF($C70:$P70, &quot;M&quot;) + COUNTIF($C70:$P70, &quot;I&quot;) + Q70 = S70), &quot;CLEARED&quot;, COUNTIF($C70:$P70, &quot;A&quot;) +  COUNTIF($C70:$P70, &quot;B&quot;) + COUNTIF($C70:$P70, &quot;M&quot;) + COUNTIF($C70:$P70, &quot;I&quot;))" table:style-name="ce43">
            <text:p>0</text:p>
          </table:table-cell>
          <table:table-cell office:value-type="string" table:style-name="ce25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27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20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S</text:p>
          </table:table-cell>
          <table:table-cell table:style-name="ce42"/>
          <table:table-cell table:style-name="ce41"/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table:style-name="ce41"/>
          <table:table-cell office:value-type="string" table:style-name="ce41">
            <text:p>NH</text:p>
          </table:table-cell>
          <table:table-cell office:value-type="float" office:value="7" table:formula="msoxl:= COUNTIF(C71:P7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1:P71, &quot;NH&quot;)" table:style-name="ce24">
            <text:p>13</text:p>
          </table:table-cell>
          <table:table-cell office:value-type="float" office:value="0" table:formula="msoxl:=IF((COUNTIF($C71:$P71, &quot;A&quot;) +  COUNTIF($C71:$P71, &quot;B&quot;) + COUNTIF($C71:$P71, &quot;M&quot;) + COUNTIF($C71:$P71, &quot;I&quot;) + Q71 = S71), &quot;CLEARED&quot;, COUNTIF($C71:$P71, &quot;A&quot;) +  COUNTIF($C71:$P71, &quot;B&quot;) + COUNTIF($C71:$P71, &quot;M&quot;) + COUNTIF($C71:$P71, &quot;I&quot;))" table:style-name="ce43">
            <text:p>0</text:p>
          </table:table-cell>
          <table:table-cell office:value-type="string" table:style-name="ce25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20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S</text:p>
          </table:table-cell>
          <table:table-cell table:style-name="ce41"/>
          <table:table-cell table:style-name="ce41"/>
          <table:table-cell table:style-name="ce41"/>
          <table:table-cell office:value-type="string" table:style-name="ce42">
            <text:p>S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U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string" table:style-name="ce41">
            <text:p>NH</text:p>
          </table:table-cell>
          <table:table-cell office:value-type="float" office:value="3" table:formula="msoxl:= COUNTIF(C72:P72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72:P72, &quot;NH&quot;)" table:style-name="ce24">
            <text:p>11</text:p>
          </table:table-cell>
          <table:table-cell office:value-type="float" office:value="0" table:formula="msoxl:=IF((COUNTIF($C72:$P72, &quot;A&quot;) +  COUNTIF($C72:$P72, &quot;B&quot;) + COUNTIF($C72:$P72, &quot;M&quot;) + COUNTIF($C72:$P72, &quot;I&quot;) + Q72 = S72), &quot;CLEARED&quot;, COUNTIF($C72:$P72, &quot;A&quot;) +  COUNTIF($C72:$P72, &quot;B&quot;) + COUNTIF($C72:$P72, &quot;M&quot;) + COUNTIF($C72:$P72, &quot;I&quot;))" table:style-name="ce43">
            <text:p>0</text:p>
          </table:table-cell>
          <table:table-cell office:value-type="string" table:style-name="ce25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22"/>
          <table:table-cell table:style-name="ce23"/>
          <table:table-cell table:style-name="ce24"/>
          <table:table-cell table:style-name="ce43"/>
          <table:table-cell table:number-columns-repeated="146" table:style-name="ce8"/>
          <table:table-cell table:number-columns-repeated="16218"/>
        </table:table-row>
        <table:table-row table:number-rows-repeated="2992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44" style:family="table-cell" style:data-style-name="N0">
      <style:table-cell-properties fo:background-color="#000000"/>
    </style:style>
    <style:style style:name="cf45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6" style:family="table-cell" style:data-style-name="N0">
      <style:table-cell-properties style:vertical-align="automatic" fo:background-color="#00CC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46" style:family="table-cell">
      <style:table-cell-properties fo:background-color="#000000"/>
      <style:text-properties fo:color="#000000"/>
    </style:style>
    <style:style style:name="cf47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07-27T23:49:56Z</dc:date>
    <meta:editing-cycles>91</meta:editing-cycles>
    <meta:editing-duration>PT27840S</meta:editing-duration>
  </office:meta>
</office:document-meta>
</file>